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351" officeooo:paragraph-rsid="0007f351"/>
    </style:style>
    <style:style style:name="P2" style:family="paragraph" style:parent-style-name="Standard">
      <style:text-properties officeooo:rsid="0007f351" officeooo:paragraph-rsid="0007f351" fo:background-color="#ffff00"/>
    </style:style>
    <style:style style:name="P3" style:family="paragraph" style:parent-style-name="Standard">
      <style:text-properties officeooo:rsid="000813f1" officeooo:paragraph-rsid="000813f1" fo:background-color="#ffff00"/>
    </style:style>
    <style:style style:name="P4" style:family="paragraph" style:parent-style-name="Standard">
      <style:text-properties officeooo:rsid="000943a3" officeooo:paragraph-rsid="000943a3" fo:background-color="#ffff00"/>
    </style:style>
    <style:style style:name="P5" style:family="paragraph" style:parent-style-name="Standard">
      <style:text-properties officeooo:rsid="000afa38" officeooo:paragraph-rsid="000afa38" fo:background-color="#ffff00"/>
    </style:style>
    <style:style style:name="P6" style:family="paragraph" style:parent-style-name="Standard">
      <style:text-properties officeooo:rsid="000afa38" officeooo:paragraph-rsid="000afa38" fo:background-color="#ffffff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13f1" fo:background-color="#ffff00" loext:char-shading-value="0"/>
    </style:style>
    <style:style style:name="T3" style:family="text">
      <style:text-properties fo:background-color="#579d1c" loext:char-shading-value="0"/>
    </style:style>
    <style:style style:name="T4" style:family="text">
      <style:text-properties officeooo:rsid="000943a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To add dependies to the source code we should follow the steps </text:p>
      <text:p text:style-name="P1"></text:p>
      <text:p text:style-name="P1"><text:span text:style-name="T1">STEP1:</text:span></text:p>
      <text:p text:style-name="P1">we need to select the dependency file like </text:p>
      <text:p text:style-name="P1"><draw:frame draw:style-name="fr1" draw:name="Object1" text:anchor-type="paragraph" svg:x="1.395cm" svg:y="0.249cm" svg:width="10.613cm" svg:height="5.95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se are the dependencies to add into the source code </text:p>
      <text:p text:style-name="P1"/>
      <text:p text:style-name="P2">STEP2:</text:p>
      <text:p text:style-name="P1"><text:span text:style-name="T2">==&gt;</text:span><text:span text:style-name="T1">If that dependency is a tool we have to search in the tools</text:span> </text:p>
      <text:p text:style-name="P1"/>
      <text:p text:style-name="P1">cd /Dakota/qsdk/tools$ ls</text:p>
      <text:p text:style-name="P1">autoconf <text:s text:c="2"/>ccache <text:s text:c="5"/>e2fsprogs <text:s text:c="6"/>flock <text:s text:c="5"/>libtool <text:s text:c="5"/>Makefile <text:s text:c="7"/>mpc <text:s text:c="7"/>patch <text:s text:c="7"/>qemu <text:s text:c="11"/>sparse <text:s text:c="4"/>upx</text:p>
      <text:p text:style-name="P1">automake <text:s text:c="2"/>cloog <text:s text:c="6"/>elftosb <text:s text:c="8"/>gengetopt <text:s/>lzma <text:s text:c="8"/>missing-macros <text:s/>mpfr <text:s text:c="6"/>patchelf <text:s text:c="4"/>quilt <text:s text:c="10"/>squashfs <text:s text:c="2"/>wrt350nv2-builder</text:p>
      <text:p text:style-name="P1">b43-tools <text:s/><text:span text:style-name="T3">cmake</text:span> <text:s text:c="6"/>findutils <text:s text:c="6"/>gmp <text:s text:c="7"/>lzma-old <text:s text:c="4"/>mkimage <text:s text:c="8"/>mtd-utils <text:s/>patch-image <text:s/>ramdump-parser <text:s/>squashfs4 <text:s/>xz</text:p>
      <text:p text:style-name="P1">bc <text:s text:c="8"/>coccinelle <text:s/>firmware-utils <text:s/>include <text:s text:c="3"/>m4 <text:s text:c="10"/>mklibs <text:s text:c="9"/>mtools <text:s text:c="4"/>pkg-config <text:s text:c="2"/>scons <text:s text:c="10"/>sstrip <text:s text:c="4"/>yaffs2</text:p>
      <text:p text:style-name="P1">bison <text:s text:c="5"/>dosfstools <text:s/>flex <text:s text:c="11"/>libelf <text:s text:c="4"/>make-ext4fs <text:s/>mm-macros <text:s text:c="6"/>padjffs2 <text:s text:c="2"/>ppl <text:s text:c="9"/>sed <text:s text:c="12"/>upslug2</text:p>
      <text:p text:style-name="P1"/>
      <text:p text:style-name="P1">suppose consider the dependency is cmake with new version </text:p>
      <text:p text:style-name="P1">$ vi cmake/Makefile</text:p>
      <text:p text:style-name="P1"/>
      <text:p text:style-name="P2">we have to change the make file in line no 11,16,14(optional)</text:p>
      <text:p text:style-name="P1"><text:s text:c="2"/>1 # <text:s text:c="78"/></text:p>
      <text:p text:style-name="P1"><text:s text:c="2"/>2 # Copyright (C) 2006-2014 OpenWrt.org <text:s text:c="42"/></text:p>
      <text:p text:style-name="P1"><text:s text:c="2"/>3 # <text:s text:c="78"/></text:p>
      <text:p text:style-name="P1"><text:s text:c="2"/>4 # This is free software, licensed under the GNU General Public License v2. <text:s text:c="5"/></text:p>
      <text:p text:style-name="P1"><text:s text:c="2"/>5 # See /LICENSE for more information. <text:s text:c="43"/></text:p>
      <text:p text:style-name="P1"><text:s text:c="2"/>6 # <text:s text:c="78"/></text:p>
      <text:p text:style-name="P1"><text:s text:c="2"/>7 include $(TOPDIR)/rules.mk <text:s text:c="53"/></text:p>
      <text:p text:style-name="P1"><text:s text:c="2"/>8 <text:s text:c="80"/></text:p>
      <text:p text:style-name="P1"><text:s text:c="2"/>9 PKG_NAME:=cmake <text:s text:c="64"/></text:p>
      <text:p text:style-name="P1"><text:s/>10 #PKG_VERSION:=2.8.12.2 <text:s text:c="57"/></text:p>
      <text:p text:style-name="P1"><text:s/>11 PKG_VERSION:=3.11.0-rc2 <text:s text:c="56"/></text:p>
      <text:p text:style-name="P1"><text:s/>12 <text:s text:c="80"/></text:p>
      <text:p text:style-name="P1"><text:s/>13 PKG_SOURCE:=$(PKG_NAME)-$(PKG_VERSION).tar.gz <text:s text:c="34"/></text:p>
      <text:p text:style-name="P1"><text:soft-page-break/><text:s/>14 #PKG_SOURCE_URL:=http://www.cmake.org/files/v2.8/ <text:s text:c="30"/></text:p>
      <text:p text:style-name="P1"><text:s/>15 PKG_SOURCE_URL:=http://www.cmake.org/files/v3.11/ <text:s text:c="30"/></text:p>
      <text:p text:style-name="P1"><text:s/>16 #PKG_MD5SUM:=17c6513483d23590cbce6957ec6d1e66 <text:s text:c="34"/></text:p>
      <text:p text:style-name="P1"><text:s/>17 PKG_MD5SUM:=26aea1c037a242a2e14e2c38ba7a3afc <text:s text:c="35"/></text:p>
      <text:p text:style-name="P1"><text:s/>18 <text:s text:c="80"/></text:p>
      <text:p text:style-name="P1"><text:s/>19 HOST_BUILD_PARALLEL:=1 <text:s text:c="57"/></text:p>
      <text:p text:style-name="P1"><text:s/>20 HOST_CONFIGURE_PARALLEL:=1 <text:s text:c="53"/></text:p>
      <text:p text:style-name="P1"><text:s/>21 <text:s text:c="80"/></text:p>
      <text:p text:style-name="P1"><text:s/>22 include $(INCLUDE_DIR)/host-build.mk <text:s text:c="43"/></text:p>
      <text:p text:style-name="P1"><text:s/>23 <text:s text:c="80"/></text:p>
      <text:p text:style-name="P1"><text:s/>24 HOST_CONFIGURE_VARS := <text:s text:c="57"/></text:p>
      <text:p text:style-name="P1"><text:s/>25 <text:s text:c="80"/></text:p>
      <text:p text:style-name="P1"><text:s/>26 HOST_CONFIGURE_ARGS := \ <text:s text:c="55"/></text:p>
      <text:p text:style-name="P1"><text:s/>27 <text:s text:c="4"/>--prefix=$(STAGING_DIR_HOST) \ <text:s text:c="45"/></text:p>
      <text:p text:style-name="P1"><text:s/>28 <text:s text:c="4"/>$(if $(MAKE_JOBSERVER),--parallel="$(MAKE_JOBSERVER)") <text:s text:c="21"/></text:p>
      <text:p text:style-name="P1"><text:s/>29 <text:s text:c="80"/></text:p>
      <text:p text:style-name="P1"><text:s/>30 $(eval $(call HostBuild)) </text:p>
      <text:p text:style-name="P1"/>
      <text:p text:style-name="P1"/>
      <text:p text:style-name="P1"/>
      <text:p text:style-name="P3">==&gt; if dependency is a package <text:s/>we have to search <text:span text:style-name="T4">in the package </text:span></text:p>
      <text:p text:style-name="P4">cd ./package/network/utils/curl/Makefile</text:p>
      <text:p text:style-name="P4"/>
      <text:p text:style-name="P4"/>
      <text:p text:style-name="P4"/>
      <text:p text:style-name="P5">We have to change the makefie </text:p>
      <text:p text:style-name="P5"/>
      <text:p text:style-name="P6"><text:s/>11 #PKG_VERSION:=7.40.0 <text:s text:c="59"/></text:p>
      <text:p text:style-name="P6"><text:s/>12 PKG_VERSION:=7.58.0 <text:s text:c="2"/></text:p>
      <text:p text:style-name="P6"/>
      <text:p text:style-name="P6"><text:s/>22 #PKG_MD5SUM:=8d30594212e65657a5c32030f0998fa9 <text:s text:c="34"/></text:p>
      <text:p text:style-name="P6"><text:s/>23 PKG_MD5SUM:=fa049f9f90c1ae473a2a7bcfa14de976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8:24:25.511976866</meta:creation-date>
    <dc:date>2018-02-28T19:18:07.130526163</dc:date>
    <meta:editing-duration>PT8M1S</meta:editing-duration>
    <meta:editing-cycles>1</meta:editing-cycles>
    <meta:document-statistic meta:table-count="0" meta:image-count="0" meta:object-count="1" meta:page-count="2" meta:paragraph-count="54" meta:word-count="239" meta:character-count="3961" meta:non-whitespace-character-count="1690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579d1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579d1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5"/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4" office:value-type="string" calcext:value-type="string">
            <text:p>C++ 11 or later</text:p>
          </table:table-cell>
        </table:table-row>
        <table:table-row table:style-name="ro3">
          <table:table-cell/>
          <table:table-cell office:value-type="string" calcext:value-type="string">
            <text:p>GNU Compiler Collection (GCC) &gt;= 4.8.5</text:p>
          </table:table-cell>
        </table:table-row>
        <table:table-row table:style-name="ro3">
          <table:table-cell/>
          <table:table-cell table:style-name="ce6" office:value-type="string" calcext:value-type="string">
            <text:p>CMake &gt;= 3.1 </text:p>
          </table:table-cell>
        </table:table-row>
        <table:table-row table:style-name="ro3">
          <table:table-cell/>
          <table:table-cell table:style-name="ce6" office:value-type="string" calcext:value-type="string">
            <text:p>libcurl &gt;= 7.50.2 </text:p>
          </table:table-cell>
        </table:table-row>
        <table:table-row table:style-name="ro4">
          <table:table-cell/>
          <table:table-cell office:value-type="string" calcext:value-type="string">
            <text:p>nghttp2 &gt;= 1.0 </text:p>
          </table:table-cell>
        </table:table-row>
        <table:table-row table:style-name="ro4">
          <table:table-cell/>
          <table:table-cell office:value-type="string" calcext:value-type="string">
            <text:p>OpenSSL &gt;= 1.0.2 </text:p>
          </table:table-cell>
        </table:table-row>
        <table:table-row table:style-name="ro4">
          <table:table-cell/>
          <table:table-cell office:value-type="string" calcext:value-type="string">
            <text:p>Doxygen &gt;= 1.8.13</text:p>
          </table:table-cell>
        </table:table-row>
        <table:table-row table:style-name="ro4">
          <table:table-cell/>
          <table:table-cell office:value-type="string" calcext:value-type="string">
            <text:p>SQLite &gt;= 3.19.3</text:p>
          </table:table-cell>
        </table:table-row>
        <table:table-row table:style-name="ro4">
          <table:table-cell/>
          <table:table-cell office:value-type="string" calcext:value-type="string">
            <text:p>pip (to install flask requests and commentjson python packages)</text:p>
          </table:table-cell>
        </table:table-row>
        <table:table-row table:style-name="ro4">
          <table:table-cell/>
          <table:table-cell office:value-type="string" calcext:value-type="string">
            <text:p>ALSA dsnoop plugin</text:p>
          </table:table-cell>
        </table:table-row>
        <table:table-row table:style-name="ro4">
          <table:table-cell/>
          <table:table-cell office:value-type="string" calcext:value-type="string">
            <text:p>ALSA dmix plugi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8:25:00.598394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